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065F7B50CCD.png" manifest:media-type="image/png"/>
  <manifest:file-entry manifest:full-path="Pictures/100002010000007C000000268B4AF467682960AD.png" manifest:media-type="image/png"/>
  <manifest:file-entry manifest:full-path="Pictures/10000201000000CD000000526AD66AFE8C003B2A.png" manifest:media-type="image/pn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color="#ffffff" draw:fill-color="#ffffff" fo:min-height="4.52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fo:min-height="27.466cm"/>
    </style:style>
    <style:style style:name="gr5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standard" style:list-style-name="L2">
      <style:graphic-properties draw:stroke="none" draw:fill="none" fo:min-height="27.466cm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gr24" style:family="graphic" style:parent-style-name="standard" style:list-style-name="L2">
      <style:graphic-properties draw:stroke="none" draw:fill="none" fo:min-height="27.466cm"/>
    </style:style>
    <style:style style:name="gr25" style:family="graphic" style:parent-style-name="standard" style:list-style-name="L2">
      <style:graphic-properties draw:stroke="none" draw:fill="none" fo:min-height="27.466cm"/>
    </style:style>
    <style:style style:name="gr26" style:family="graphic" style:parent-style-name="standard" style:list-style-name="L2">
      <style:graphic-properties draw:stroke="none" draw:fill="none" fo:min-height="27.466cm"/>
    </style:style>
    <style:style style:name="gr27" style:family="graphic" style:parent-style-name="standard" style:list-style-name="L2">
      <style:graphic-properties draw:stroke="none" draw:fill="none" fo:min-height="27.466cm"/>
    </style:style>
    <style:style style:name="gr28" style:family="graphic" style:parent-style-name="standard" style:list-style-name="L2">
      <style:graphic-properties draw:stroke="none" draw:fill="none" fo:min-height="27.466cm"/>
    </style:style>
    <style:style style:name="gr29" style:family="graphic" style:parent-style-name="standard" style:list-style-name="L2">
      <style:graphic-properties draw:stroke="none" draw:fill="none" fo:min-height="27.466cm"/>
    </style:style>
    <style:style style:name="gr30" style:family="graphic" style:parent-style-name="standard" style:list-style-name="L2">
      <style:graphic-properties draw:stroke="none" draw:fill="none" fo:min-height="27.466cm"/>
    </style:style>
    <style:style style:name="pr1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2" style:family="presentation" style:parent-style-name="Титульный_20_слайд_20__20_без_20_NDA-notes">
      <style:graphic-properties draw:fill-color="#ffffff" fo:min-height="13.365cm"/>
    </style:style>
    <style:style style:name="pr3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4" style:family="presentation" style:parent-style-name="Разделитель-notes">
      <style:graphic-properties draw:fill-color="#ffffff" fo:min-height="13.365cm"/>
    </style:style>
    <style:style style:name="pr5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6" style:family="presentation" style:parent-style-name="Заголовок_2c__20_текст_2b_code_28_black_29_-notes">
      <style:graphic-properties draw:fill-color="#ffffff" fo:min-height="13.365cm"/>
    </style:style>
    <style:style style:name="pr7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8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9" style:family="presentation" style:parent-style-name="Заголовок_2b_code_28_white_29_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fo:language="en" fo:country="US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 fo:language="en" fo:country="US"/>
    </style:style>
    <style:style style:name="P5" style:family="paragraph">
      <style:text-properties fo:language="en" fo:country="US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88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10" style:family="paragraph">
      <style:paragraph-properties fo:margin-top="0cm" fo:margin-bottom="0cm" style:line-height-at-least="3.528cm" fo:text-align="start" style:punctuation-wrap="hanging" style:writing-mode="lr-tb" style:font-independent-line-spacing="true"/>
      <style:text-properties fo:font-size="88pt" fo:language="en" fo:country="US" fo:hyphenate="false"/>
    </style:style>
    <style:style style:name="P11" style:family="paragraph">
      <style:paragraph-properties fo:margin-top="0cm" fo:margin-bottom="0.508cm" fo:line-height="115%"/>
    </style:style>
    <style:style style:name="P12" style:family="paragraph">
      <style:paragraph-properties fo:margin-top="0cm" fo:margin-bottom="0.508cm" fo:line-height="115%"/>
      <style:text-properties style:font-name="Textbook New Light3" fo:font-size="50pt" fo:language="en" fo:country="US" style:font-size-asian="50pt" style:font-size-complex="50pt"/>
    </style:style>
    <style:style style:name="P13" style:family="paragraph">
      <style:text-properties fo:font-size="26pt" fo:language="en" fo:country="US" style:font-size-asian="26pt" style:font-size-complex="26pt"/>
    </style:style>
    <style:style style:name="P14" style:family="paragraph">
      <style:text-properties fo:font-size="20pt" fo:language="en" fo:country="US"/>
    </style:style>
    <style:style style:name="P15" style:family="paragraph">
      <style:paragraph-properties fo:margin-top="0cm" fo:margin-bottom="0cm" fo:text-align="start" style:font-independent-line-spacing="true"/>
      <style:text-properties style:font-name="Textbook New3" fo:font-size="88pt" fo:language="en" fo:country="US"/>
    </style:style>
    <style:style style:name="P16" style:family="paragraph">
      <style:paragraph-properties fo:text-align="start" style:font-independent-line-spacing="true"/>
      <style:text-properties style:use-window-font-color="true" style:font-name="Ubuntu Mono2" fo:font-size="40pt" fo:language="en" fo:country="US" style:font-size-asian="40pt" style:font-size-complex="40pt"/>
    </style:style>
    <style:style style:name="T1" style:family="text">
      <style:text-properties fo:font-size="96pt" fo:language="en" fo:country="US" style:font-size-asian="96pt" style:font-size-complex="96pt"/>
    </style:style>
    <style:style style:name="T2" style:family="text">
      <style:text-properties fo:color="#000000" fo:font-size="48pt" fo:language="en" fo:country="US" style:font-size-asian="48pt" style:font-size-complex="48pt"/>
    </style:style>
    <style:style style:name="T3" style:family="text">
      <style:text-properties fo:color="#999999" fo:font-size="48pt" fo:language="en" fo:country="US" style:font-size-asian="48pt" style:font-size-complex="48pt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language="en" fo:country="US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language="en" fo:country="US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7" style:family="text">
      <style:text-properties fo:color="#000000" style:font-name="Textbook New Light3" fo:font-size="50pt" fo:language="en" fo:country="US" style:font-size-asian="50pt" style:font-size-complex="50pt"/>
    </style:style>
    <style:style style:name="T8" style:family="text">
      <style:text-properties fo:color="#000000" fo:font-size="50pt" fo:language="en" fo:country="US" style:font-size-asian="50pt" style:font-size-complex="50pt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336633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ff3333" style:text-line-through-style="solid" style:text-line-through-type="singl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6633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ff3333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font-name="Textbook New Light3" fo:font-size="50pt" fo:language="en" fo:country="US" fo:font-weight="normal" style:font-size-asian="50pt" style:font-weight-asian="normal" style:font-size-complex="5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extbook New1" fo:font-size="96pt" fo:letter-spacing="normal" fo:language="en" fo:country="US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1" style:family="text">
      <style:text-properties fo:color="#000000" style:font-name="Textbook New Light3" fo:font-size="50pt" fo:language="en" fo:country="US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_20__20_без_20_NDA" presentation:presentation-page-layout-name="AL1T0">
        <office:forms form:automatic-focus="false" form:apply-design-mode="false"/>
        <draw:frame draw:name="Заголовок 1" presentation:style-name="pr1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P0889: Ultimate copy elisions</text:span><text:span text:style-name="T1"><text:line-break/></text:span><text:span text:style-name="T1">and</text:span><text:span text:style-name="T1"><text:line-break/></text:span><text:span text:style-name="T1">P0878R0: <text:s/></text:span><text:span text:style-name="T1"><text:tab/></text:span><text:span text:style-name="T1">Subobjects copy elision </text:span></text:p>
          </draw:text-box>
        </draw:frame>
        <draw:frame draw:style-name="gr1" draw:text-style-name="P4" draw:layer="layout" svg:width="65.533cm" svg:height="4.776cm" svg:x="1.778cm" svg:y="33.274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4"/></text:p>
          </draw:text-box>
        </draw:frame>
        <draw:frame draw:style-name="gr2" draw:text-style-name="P1" draw:layer="layout" svg:width="6.772cm" svg:height="2.671cm" svg:x="59.151cm" svg:y="1.308cm">
          <draw:image xlink:href="Pictures/100002010000010000000065F7B50C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Разделитель" presentation:presentation-page-layout-name="AL2T1">
        <office:forms form:automatic-focus="false" form:apply-design-mode="false"/>
        <draw:frame draw:name="Shape 268" presentation:style-name="pr3" draw:text-style-name="P7" draw:layer="layout" svg:width="50.788cm" svg:height="16.942cm" svg:x="8.455cm" svg:y="11.278cm" presentation:class="title" presentation:user-transformed="true">
          <draw:text-box>
            <text:p text:style-name="P6"><text:span text:style-name="T5">Copy/Move elision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Copy/Move elision</text:span></text:p>
          </draw:text-box>
        </draw:frame>
        <draw:frame draw:style-name="gr4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Simplified descriptio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Copy elision allows to not call copy/move constructors when returning a value of function return type from a function</text:span></text:p>
                                <text:p text:style-name="P11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8"/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Copy/Move elision</text:span></text:p>
          </draw:text-box>
        </draw:frame>
        <draw:frame draw:style-name="gr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Simplified descriptio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Copy elision allows to not call copy/move constructors when returning a value of function return type from a function</text:span></text:p>
                                <text:p text:style-name="P11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Precise description available at [class.copy.elision]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b_code_28_white_29_">
        <office:forms form:automatic-focus="false" form:apply-design-mode="false"/>
        <draw:frame draw:name="Заголовок 1" presentation:style-name="pr7" draw:text-style-name="P15" draw:layer="layout" svg:width="62.039cm" svg:height="4.228cm" svg:x="2.844cm" svg:y="2.13cm" presentation:class="title" presentation:user-transformed="true">
          <draw:text-box>
            <text:p text:style-name="P6"><text:span text:style-name="T6">Some code</text:span></text:p>
          </draw:text-box>
        </draw:frame>
        <draw:frame draw:name="Объект 2" presentation:style-name="pr8" draw:text-style-name="P16" draw:layer="layout" svg:width="67.728cm" svg:height="30.329cm" svg:x="0cm" svg:y="5.57cm" presentation:class="outline" presentation:user-transformed="true">
          <draw:text-box>
            <text:p><text:span text:style-name="T10">struct</text:span><text:span text:style-name="T11"> </text:span><text:span text:style-name="T12">T</text:span><text:span text:style-name="T11"> </text:span><text:span text:style-name="T12">{</text:span></text:p>
            <text:p><text:span text:style-name="T11"><text:s text:c="4"/></text:span><text:span text:style-name="T12">T()</text:span><text:span text:style-name="T11"> </text:span><text:span text:style-name="T10">noexcept</text:span><text:span text:style-name="T12">;</text:span><text:span text:style-name="T11"> <text:s/></text:span><text:span text:style-name="T12">T(T&amp;&amp;)</text:span><text:span text:style-name="T11"> </text:span><text:span text:style-name="T10">noexcept</text:span><text:span text:style-name="T12">;</text:span><text:span text:style-name="T11"> </text:span><text:span text:style-name="T12">~T()</text:span><text:span text:style-name="T11"> </text:span><text:span text:style-name="T10">noexcept</text:span><text:span text:style-name="T12">;</text:span></text:p>
            <text:p><text:span text:style-name="T11"><text:s text:c="4"/></text:span><text:span text:style-name="T10">void</text:span><text:span text:style-name="T11"> </text:span><text:span text:style-name="T12">do_something()</text:span><text:span text:style-name="T11"> </text:span><text:span text:style-name="T10">noexcept</text:span><text:span text:style-name="T12">;</text:span></text:p>
            <text:p><text:span text:style-name="T13">};</text:span></text:p>
            <text:p><text:span text:style-name="T13"/></text:p>
            <text:p><text:span text:style-name="T10">static</text:span><text:span text:style-name="T11"> </text:span><text:span text:style-name="T12">T</text:span><text:span text:style-name="T11"> </text:span><text:span text:style-name="T12">produce()</text:span><text:span text:style-name="T11"> <text:s text:c="2"/></text:span><text:span text:style-name="T12">{</text:span><text:span text:style-name="T11"> </text:span><text:span text:style-name="T12">T</text:span><text:span text:style-name="T11"> </text:span><text:span text:style-name="T12">a;</text:span><text:span text:style-name="T11"> </text:span><text:span text:style-name="T12">a.do_something();</text:span><text:span text:style-name="T11"> </text:span><text:span text:style-name="T10">return</text:span><text:span text:style-name="T11"> </text:span><text:span text:style-name="T12">a;</text:span><text:span text:style-name="T11"> </text:span><text:span text:style-name="T12">}</text:span></text:p>
            <text:p><text:span text:style-name="T10">static</text:span><text:span text:style-name="T11"> </text:span><text:span text:style-name="T12">T</text:span><text:span text:style-name="T11"> </text:span><text:span text:style-name="T12">update(T</text:span><text:span text:style-name="T11"> </text:span><text:span text:style-name="T12">b)</text:span><text:span text:style-name="T11"> </text:span><text:span text:style-name="T12">{</text:span><text:span text:style-name="T11"> </text:span><text:span text:style-name="T12">b.do_something();</text:span><text:span text:style-name="T11"> </text:span><text:span text:style-name="T10">return</text:span><text:span text:style-name="T11"> </text:span><text:span text:style-name="T12">b;</text:span><text:span text:style-name="T11"> </text:span><text:span text:style-name="T12">}</text:span></text:p>
            <text:p><text:span text:style-name="T10">static</text:span><text:span text:style-name="T11"> </text:span><text:span text:style-name="T12">T</text:span><text:span text:style-name="T11"> </text:span><text:span text:style-name="T12">shrink(T</text:span><text:span text:style-name="T11"> </text:span><text:span text:style-name="T12">c)</text:span><text:span text:style-name="T11"> </text:span><text:span text:style-name="T12">{</text:span><text:span text:style-name="T11"> </text:span><text:span text:style-name="T12">c.do_something();</text:span><text:span text:style-name="T11"> </text:span><text:span text:style-name="T10">return</text:span><text:span text:style-name="T11"> </text:span><text:span text:style-name="T12">c;</text:span><text:span text:style-name="T11"> </text:span><text:span text:style-name="T12">}</text:span></text:p>
            <text:p><text:span text:style-name="T10"/></text:p>
            <text:p><text:span text:style-name="T10">int</text:span><text:span text:style-name="T11"> </text:span><text:span text:style-name="T12">caller()</text:span><text:span text:style-name="T11"> </text:span><text:span text:style-name="T12">{</text:span></text:p>
            <text:p><text:span text:style-name="T11"><text:s text:c="4"/></text:span><text:span text:style-name="T12">T</text:span><text:span text:style-name="T11"> </text:span><text:span text:style-name="T12">d</text:span><text:span text:style-name="T11"> </text:span><text:span text:style-name="T12">=</text:span><text:span text:style-name="T11"> </text:span><text:span text:style-name="T12">shrink(update(produce()));</text:span></text:p>
            <text:p><text:span text:style-name="T13">}</text:span></text:p>
          </draw:text-box>
        </draw:frame>
        <draw:frame draw:style-name="gr5" draw:text-style-name="P13" draw:layer="layout" svg:width="6.483cm" svg:height="1.28cm" svg:x="62.147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b_code_28_white_29_">
        <office:forms form:automatic-focus="false" form:apply-design-mode="false"/>
        <draw:frame draw:name="Заголовок 1" presentation:style-name="pr7" draw:text-style-name="P15" draw:layer="layout" svg:width="62.039cm" svg:height="4.228cm" svg:x="2.844cm" svg:y="2.13cm" presentation:class="title" presentation:user-transformed="true">
          <draw:text-box>
            <text:p text:style-name="P6"><text:span text:style-name="T6">Current result of compilation</text:span></text:p>
          </draw:text-box>
        </draw:frame>
        <draw:frame draw:name="Объект 2" presentation:style-name="pr8" draw:text-style-name="P16" draw:layer="layout" svg:width="28.448cm" svg:height="30.329cm" svg:x="0cm" svg:y="5.57cm" presentation:class="outline" presentation:user-transformed="true">
          <draw:text-box>
            <text:p><text:span text:style-name="T13">caller():</text:span></text:p>
            <text:p><text:span text:style-name="T13"><text:s text:c="2"/></text:span><text:span text:style-name="T13">sub rsp, 24</text:span></text:p>
            <text:p><text:span text:style-name="T13"><text:s text:c="2"/></text:span><text:span text:style-name="T13">lea rdi, [rsp+14]</text:span></text:p>
            <text:p><text:span text:style-name="T13"><text:s text:c="2"/></text:span><text:span text:style-name="T13">call T::T()</text:span></text:p>
            <text:p><text:span text:style-name="T13"><text:s text:c="2"/></text:span><text:span text:style-name="T13">lea rdi, [rsp+14]</text:span></text:p>
            <text:p><text:span text:style-name="T13"><text:s text:c="2"/></text:span><text:span text:style-name="T13">call T::do_something()</text:span></text:p>
            <text:p><text:span text:style-name="T13"><text:s text:c="2"/></text:span><text:span text:style-name="T13">lea rdi, [rsp+14]</text:span></text:p>
            <text:p><text:span text:style-name="T13"><text:s text:c="2"/></text:span><text:span text:style-name="T13">call T::do_something()</text:span></text:p>
            <text:p><text:span text:style-name="T13"><text:s text:c="2"/></text:span><text:span text:style-name="T13">lea rsi, [rsp+14]</text:span></text:p>
            <text:p><text:span text:style-name="T13"><text:s text:c="2"/></text:span><text:span text:style-name="T13">lea rdi, [rsp+15]</text:span></text:p>
            <text:p><text:span text:style-name="T13"><text:s text:c="2"/></text:span><text:span text:style-name="T13">call T::T(T&amp;&amp;)</text:span></text:p>
            <text:p><text:span text:style-name="T13"><text:s text:c="2"/></text:span><text:span text:style-name="T13">lea rdi, [rsp+15]</text:span></text:p>
          </draw:text-box>
        </draw:frame>
        <draw:frame draw:style-name="gr5" draw:text-style-name="P13" draw:layer="layout" svg:width="6.483cm" svg:height="1.28cm" svg:x="62.147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draw:frame draw:name="Объект 2" presentation:style-name="pr8" draw:text-style-name="P16" draw:layer="layout" svg:width="28.448cm" svg:height="30.329cm" svg:x="36.068cm" svg:y="5.334cm" presentation:class="outline" presentation:user-transformed="true">
          <draw:text-box>
            <text:p><text:span text:style-name="T13"><text:s text:c="2"/></text:span><text:span text:style-name="T13">call T::do_something()</text:span></text:p>
            <text:p><text:span text:style-name="T13"><text:s text:c="2"/></text:span><text:span text:style-name="T13">lea rsi, [rsp+15]</text:span></text:p>
            <text:p><text:span text:style-name="T13"><text:s text:c="2"/></text:span><text:span text:style-name="T13">lea rdi, [rsp+13]</text:span></text:p>
            <text:p><text:span text:style-name="T13"><text:s text:c="2"/></text:span><text:span text:style-name="T13">call T::T(T&amp;&amp;)</text:span></text:p>
            <text:p><text:span text:style-name="T13"><text:s text:c="2"/></text:span><text:span text:style-name="T13">lea rdi, [rsp+15]</text:span></text:p>
            <text:p><text:span text:style-name="T13"><text:s text:c="2"/></text:span><text:span text:style-name="T13">call T::~T()</text:span></text:p>
            <text:p><text:span text:style-name="T13"><text:s text:c="2"/></text:span><text:span text:style-name="T13">lea rdi, [rsp+14]</text:span></text:p>
            <text:p><text:span text:style-name="T13"><text:s text:c="2"/></text:span><text:span text:style-name="T13">call T::~T()</text:span></text:p>
            <text:p><text:span text:style-name="T13"><text:s text:c="2"/></text:span><text:span text:style-name="T13">lea rdi, [rsp+13]</text:span></text:p>
            <text:p><text:span text:style-name="T13"><text:s text:c="2"/></text:span><text:span text:style-name="T13">call T::~T()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аголовок_2b_code_28_white_29_">
        <office:forms form:automatic-focus="false" form:apply-design-mode="false"/>
        <draw:frame draw:name="Заголовок 1" presentation:style-name="pr7" draw:text-style-name="P15" draw:layer="layout" svg:width="62.039cm" svg:height="4.228cm" svg:x="2.844cm" svg:y="2.13cm" presentation:class="title" presentation:user-transformed="true">
          <draw:text-box>
            <text:p text:style-name="P6"><text:span text:style-name="T6">Current result of compilation</text:span></text:p>
          </draw:text-box>
        </draw:frame>
        <draw:frame draw:name="Объект 2" presentation:style-name="pr8" draw:text-style-name="P16" draw:layer="layout" svg:width="67.728cm" svg:height="30.329cm" svg:x="0cm" svg:y="5.57cm" presentation:class="outline" presentation:user-transformed="true">
          <draw:text-box>
            <text:p><text:span text:style-name="T13">caller():</text:span></text:p>
            <text:p><text:span text:style-name="T13"><text:s text:c="2"/></text:span><text:span text:style-name="T13">call T::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T a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a.do_something();</text:span></text:p>
            <text:p><text:span text:style-name="T13"><text:s text:c="27"/></text:span><text:span text:style-name="T13">// T&amp; b = a; // copy elision worked well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b.do_something();</text:span></text:p>
            <text:p><text:span text:style-name="T13"><text:s text:c="2"/></text:span><text:span text:style-name="T13">call T::T(T&amp;&amp;) <text:s text:c="10"/>// T c{std::move(b)};</text:span></text:p>
            <text:p><text:span text:style-name="T13"><text:s text:c="2"/></text:span><text:span text:style-name="T13">call T::do_something() <text:s text:c="2"/>// c.do_something();</text:span></text:p>
            <text:p><text:span text:style-name="T13"><text:s text:c="2"/></text:span><text:span text:style-name="T13">call T::T(T&amp;&amp;) <text:s text:c="10"/>// T d{std::move(c)};</text:span></text:p>
            <text:p><text:span text:style-name="T13"><text:s text:c="2"/></text:span><text:span text:style-name="T13">call T::~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~d();</text:span></text:p>
            <text:p><text:span text:style-name="T13"><text:s text:c="2"/></text:span><text:span text:style-name="T13">call T::~T() <text:s text:c="12"/>// ~c();</text:span></text:p>
            <text:p><text:span text:style-name="T13"><text:s text:c="2"/></text:span><text:span text:style-name="T13">call T::~T() <text:s text:c="12"/>// ~a(); /*~b()*/</text:span></text:p>
          </draw:text-box>
        </draw:frame>
        <draw:frame draw:style-name="gr5" draw:text-style-name="P13" draw:layer="layout" svg:width="6.483cm" svg:height="1.28cm" svg:x="62.147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b_code_28_white_29_">
        <office:forms form:automatic-focus="false" form:apply-design-mode="false"/>
        <draw:frame draw:name="Заголовок 1" presentation:style-name="pr7" draw:text-style-name="P15" draw:layer="layout" svg:width="62.039cm" svg:height="4.228cm" svg:x="2.844cm" svg:y="2.13cm" presentation:class="title" presentation:user-transformed="true">
          <draw:text-box>
            <text:p text:style-name="P6"><text:span text:style-name="T6">Current result of compilation</text:span></text:p>
          </draw:text-box>
        </draw:frame>
        <draw:frame draw:name="Объект 2" presentation:style-name="pr8" draw:text-style-name="P16" draw:layer="layout" svg:width="67.728cm" svg:height="30.329cm" svg:x="0cm" svg:y="5.57cm" presentation:class="outline" presentation:user-transformed="true">
          <draw:text-box>
            <text:p><text:span text:style-name="T13">caller():</text:span></text:p>
            <text:p><text:span text:style-name="T13"><text:s text:c="2"/></text:span><text:span text:style-name="T13">call T::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T a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a.do_something();</text:span></text:p>
            <text:p><text:span text:style-name="T13"><text:s text:c="27"/></text:span><text:span text:style-name="T13">// T&amp; b = a; // copy elision worked well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b.do_something();</text:span></text:p>
            <text:p><text:span text:style-name="T13"><text:s text:c="2"/></text:span><text:span text:style-name="T13">call T::T(T&amp;&amp;) <text:s text:c="10"/>// T c{std::move(b)};</text:span></text:p>
            <text:p><text:span text:style-name="T13"><text:s text:c="2"/></text:span><text:span text:style-name="T13">call T::do_something() <text:s text:c="2"/>// c.do_something();</text:span></text:p>
            <text:p><text:span text:style-name="T13"><text:s text:c="2"/></text:span><text:span text:style-name="T13">call T::T(T&amp;&amp;) <text:s text:c="10"/>// T d{std::move(c)};</text:span></text:p>
            <text:p><text:span text:style-name="T13"><text:s text:c="2"/></text:span><text:span text:style-name="T13">call T::~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~d();</text:span></text:p>
            <text:p><text:span text:style-name="T13"><text:s text:c="2"/></text:span><text:span text:style-name="T13">call T::~T() <text:s text:c="12"/>// ~c(); </text:span><text:span text:style-name="T14">← `c` isn't accessed after move construction of `d`</text:span></text:p>
            <text:p><text:span text:style-name="T13"><text:s text:c="2"/></text:span><text:span text:style-name="T13">call T::~T() <text:s text:c="12"/>// ~a(); </text:span><text:span text:style-name="T14">← `a` isn't accessed after move construction of `c`</text:span></text:p>
          </draw:text-box>
        </draw:frame>
        <draw:frame draw:style-name="gr5" draw:text-style-name="P13" draw:layer="layout" svg:width="6.483cm" svg:height="1.28cm" svg:x="62.147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8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There's something strange</text:span></text:p>
          </draw:text-box>
        </draw:frame>
        <draw:frame draw:style-name="gr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In assembly there is a following patter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Variable X is copy constructed from variable Y</text:span></text:p>
                              </text:list-item>
                              <text:list-item>
                                <text:p text:style-name="P11"><text:span text:style-name="T7"><text:s/></text:span><text:span text:style-name="T7">Variable Y is not accessed any more</text:span></text:p>
                              </text:list-item>
                              <text:list-item>
                                <text:p text:style-name="P11"><text:span text:style-name="T7"><text:s/></text:span><text:span text:style-name="T7">Variable Y is destroy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9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There's something strange</text:span></text:p>
          </draw:text-box>
        </draw:frame>
        <draw:frame draw:style-name="gr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In assembly there is a following patter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Variable X is copy constructed from variable Y</text:span></text:p>
                              </text:list-item>
                              <text:list-item>
                                <text:p text:style-name="P11"><text:span text:style-name="T7"><text:s/></text:span><text:span text:style-name="T7">Variable Y is not accessed any more</text:span></text:p>
                              </text:list-item>
                              <text:list-item>
                                <text:p text:style-name="P11"><text:span text:style-name="T7"><text:s/></text:span><text:span text:style-name="T7">Variable Y is destroy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7"/></text:p>
              </text:list-item>
              <text:list-item>
                <text:p text:style-name="P11"><text:span text:style-name="T7"><text:s/></text:span><text:span text:style-name="T7">Instead if copying and using the copy compiler could reuse the old object as if it was a new one (do the copy elision) <text:s/>[*]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0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аголовок_2b_code_28_white_29_">
        <office:forms form:automatic-focus="false" form:apply-design-mode="false"/>
        <draw:frame draw:name="Заголовок 1" presentation:style-name="pr7" draw:text-style-name="P15" draw:layer="layout" svg:width="62.039cm" svg:height="4.228cm" svg:x="2.844cm" svg:y="2.13cm" presentation:class="title" presentation:user-transformed="true">
          <draw:text-box>
            <text:p text:style-name="P6"><text:span text:style-name="T6">Better result is possible:</text:span></text:p>
          </draw:text-box>
        </draw:frame>
        <draw:frame draw:name="Объект 2" presentation:style-name="pr8" draw:text-style-name="P16" draw:layer="layout" svg:width="67.728cm" svg:height="30.329cm" svg:x="0cm" svg:y="5.57cm" presentation:class="outline" presentation:user-transformed="true">
          <draw:text-box>
            <text:p><text:span text:style-name="T13">caller():</text:span></text:p>
            <text:p><text:span text:style-name="T13"><text:s text:c="2"/></text:span><text:span text:style-name="T13">call T::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T a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a.do_something();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</text:span><text:span text:style-name="T15">b</text:span><text:span text:style-name="T16">a</text:span><text:span text:style-name="T13">.do_something();</text:span></text:p>
            <text:p><text:span text:style-name="T17"><text:s text:c="2"/></text:span><text:span text:style-name="T17">call T::T(T&amp;&amp;) <text:s text:c="10"/>// T c{std::move(b)};</text:span></text:p>
            <text:p><text:span text:style-name="T13"><text:s text:c="2"/></text:span><text:span text:style-name="T13">call T::do_something() <text:s text:c="2"/>// </text:span><text:span text:style-name="T15">c</text:span><text:span text:style-name="T16">a</text:span><text:span text:style-name="T13">.do_something();</text:span></text:p>
            <text:p><text:span text:style-name="T13"><text:s text:c="2"/></text:span><text:span text:style-name="T17">call T::T(T&amp;&amp;) <text:s text:c="10"/>// T d{std::move(c)};</text:span></text:p>
            <text:p><text:span text:style-name="T13"><text:s text:c="2"/></text:span><text:span text:style-name="T17">call T::~T()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~d();</text:span></text:p>
            <text:p><text:span text:style-name="T17"><text:s text:c="2"/></text:span><text:span text:style-name="T17">call T::~T() <text:s text:c="12"/>// ~c();</text:span></text:p>
            <text:p><text:span text:style-name="T17"><text:s text:c="2"/></text:span><text:span text:style-name="T18">call T::~T() <text:s text:c="12"/>// ~a();</text:span></text:p>
          </draw:text-box>
        </draw:frame>
        <draw:frame draw:style-name="gr5" draw:text-style-name="P13" draw:layer="layout" svg:width="6.483cm" svg:height="1.28cm" svg:x="62.147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1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Заголовок_2b_code_28_white_29_">
        <office:forms form:automatic-focus="false" form:apply-design-mode="false"/>
        <draw:frame draw:name="Заголовок 1" presentation:style-name="pr7" draw:text-style-name="P15" draw:layer="layout" svg:width="62.039cm" svg:height="4.228cm" svg:x="2.844cm" svg:y="2.13cm" presentation:class="title" presentation:user-transformed="true">
          <draw:text-box>
            <text:p text:style-name="P6"><text:span text:style-name="T6">Better result is almost 2 times shorter:</text:span></text:p>
          </draw:text-box>
        </draw:frame>
        <draw:frame draw:name="Объект 2" presentation:style-name="pr8" draw:text-style-name="P16" draw:layer="layout" svg:width="67.728cm" svg:height="30.329cm" svg:x="0cm" svg:y="5.57cm" presentation:class="outline" presentation:user-transformed="true">
          <draw:text-box>
            <text:p><text:span text:style-name="T13">caller():</text:span></text:p>
            <text:p><text:span text:style-name="T13"><text:s text:c="2"/></text:span><text:span text:style-name="T13">call T::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T a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a.do_something();</text:span></text:p>
            <text:p><text:span text:style-name="T13"><text:s text:c="2"/></text:span><text:span text:style-name="T13">call T::do_something()</text:span><text:span text:style-name="T13"><text:tab/></text:span><text:span text:style-name="T13"><text:tab/></text:span><text:span text:style-name="T13">// a.do_something();</text:span></text:p>
            <text:p><text:span text:style-name="T13"><text:s text:c="2"/></text:span><text:span text:style-name="T13">call T::do_something() <text:s text:c="2"/>// a.do_something();</text:span></text:p>
            <text:p><text:span text:style-name="T13"><text:s text:c="2"/></text:span><text:span text:style-name="T13">call T::~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~a();</text:span></text:p>
          </draw:text-box>
        </draw:frame>
        <draw:frame draw:style-name="gr5" draw:text-style-name="P13" draw:layer="layout" svg:width="6.483cm" svg:height="1.28cm" svg:x="62.147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2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The idea: Relaxed rules for CE</text:span></text:p>
          </draw:text-box>
        </draw:frame>
        <draw:frame draw:style-name="gr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Allow to reuse the old object as if it was a new one if the old object </text:span><text:span text:style-name="T19">is not accessed between a copy/move construction of it and its destruction.</text:span></text:p>
              </text:list-item>
              <text:list-item>
                <text:p text:style-name="P11"><text:span text:style-name="T19"><text:s/></text:span><text:span text:style-name="T19">Allow modern compilers to mix copy elision optimization with results of other optimizations.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3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Разделитель" presentation:presentation-page-layout-name="AL2T1">
        <office:forms form:automatic-focus="false" form:apply-design-mode="false"/>
        <draw:frame draw:name="Shape 268" presentation:style-name="pr3" draw:text-style-name="P7" draw:layer="layout" svg:width="50.788cm" svg:height="16.942cm" svg:x="8.455cm" svg:y="11.278cm" presentation:class="title" presentation:user-transformed="true">
          <draw:text-box>
            <text:p text:style-name="P6"><text:span text:style-name="T5">Problems that P0889 addresses 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Problems that P0889 addresses</text:span></text:p>
          </draw:text-box>
        </draw:frame>
        <draw:frame draw:style-name="gr10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ompilers are forced to inline constructors+destructors and optimize a lot of IR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5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Problems that P0889 addresses</text:span></text:p>
          </draw:text-box>
        </draw:frame>
        <draw:frame draw:style-name="gr11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6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Problems that P0889 addresses</text:span></text:p>
          </draw:text-box>
        </draw:frame>
        <draw:frame draw:style-name="gr12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Compilers fail to inline the copy/move constructors and optimize the whole code to the same point as the relaxed copy elision rules may allow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7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Problems that P0889 addresses</text:span></text:p>
          </draw:text-box>
        </draw:frame>
        <draw:frame draw:style-name="gr13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runtime performance</text:span></text:p>
                              </text:list-item>
                              <text:list-item>
                                <text:p text:style-name="P11"><text:span text:style-name="T7"><text:s/></text:span><text:span text:style-name="T7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8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Problems that P0889 addresses</text:span></text:p>
          </draw:text-box>
        </draw:frame>
        <draw:frame draw:style-name="gr14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runtime performance</text:span></text:p>
                              </text:list-item>
                              <text:list-item>
                                <text:p text:style-name="P11"><text:span text:style-name="T7"><text:s/></text:span><text:span text:style-name="T7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Because compilers do not elide copy constructors users are forced to write std::move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9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Problems that P0889 addresses</text:span></text:p>
          </draw:text-box>
        </draw:frame>
        <draw:frame draw:style-name="gr1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runtime performance</text:span></text:p>
                              </text:list-item>
                              <text:list-item>
                                <text:p text:style-name="P11"><text:span text:style-name="T7"><text:s/></text:span><text:span text:style-name="T7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Because compilers do not elide copy constructors users are forced to write std::mov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Rules for writing (or not writing) std::move are trick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0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Problems that P0889 addresses</text:span></text:p>
          </draw:text-box>
        </draw:frame>
        <draw:frame draw:style-name="gr1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Affects runtime performance</text:span></text:p>
                              </text:list-item>
                              <text:list-item>
                                <text:p text:style-name="P11"><text:span text:style-name="T7"><text:s/></text:span><text:span text:style-name="T7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Because compilers do not elide copy constructors users are forced to write std::mov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Rules for writing (or not writing) std::move are trick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1"><text:span text:style-name="T7"><text:s/></text:span><text:span text:style-name="T7">Affects language usage simplicity and teach-ability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1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Разделитель" presentation:presentation-page-layout-name="AL2T1">
        <office:forms form:automatic-focus="false" form:apply-design-mode="false"/>
        <draw:frame draw:name="Shape 268" presentation:style-name="pr3" draw:text-style-name="P7" draw:layer="layout" svg:width="50.788cm" svg:height="16.942cm" svg:x="8.455cm" svg:y="11.278cm" presentation:class="title" presentation:user-transformed="true">
          <draw:text-box>
            <text:p text:style-name="P6"><text:span text:style-name="T5">How far we should go and what could be improved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Copy elisions through references</text:span></text:p>
          </draw:text-box>
        </draw:frame>
        <draw:frame draw:style-name="gr1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19"><text:s/></text:span><text:span text:style-name="T19">return std::move(local_variable);</text:span></text:p>
              </text:list-item>
              <text:list-item>
                <text:p text:style-name="P11"><text:span text:style-name="T19"><text:s/></text:span><text:span text:style-name="T19">auto&amp; v = local_variable; <text:s text:c="3"/>return v;</text:span></text:p>
              </text:list-item>
              <text:list-item>
                <text:p text:style-name="P11"><text:span text:style-name="T19"><text:s/></text:span><text:span text:style-name="T19">return path(__lhs) /= __rhs; <text:s text:c="39"/>// libstdc++/85671</text:span></text:p>
              </text:list-item>
              <text:list-item>
                <text:p text:style-name="P11"><text:span text:style-name="T19"><text:s/></text:span><text:span text:style-name="T19">???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3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Decompose default destructible types</text:span></text:p>
          </draw:text-box>
        </draw:frame>
        <draw:frame draw:style-name="gr1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19"><text:s/></text:span><text:span text:style-name="T19">return pair.second;</text:span></text:p>
              </text:list-item>
              <text:list-item>
                <text:p text:style-name="P11"><text:span text:style-name="T19"><text:s/></text:span><text:span text:style-name="T19">return get&lt;0&gt;(tuple); <text:s text:c="27"/>// requires CE through references</text:span></text:p>
              </text:list-item>
              <text:list-item>
                <text:p text:style-name="P11"><text:span text:style-name="T19"><text:s/></text:span><text:span text:style-name="T19">auto [a,b] = foo(); return a; <text:s text:c="18"/>// requires CE through references</text:span></text:p>
              </text:list-item>
              <text:list-item>
                <text:p text:style-name="P11"><text:span text:style-name="T19"><text:s/></text:span><text:span text:style-name="T19">return local_aggregate_variable.name;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4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Decompose any type</text:span></text:p>
          </draw:text-box>
        </draw:frame>
        <draw:frame draw:style-name="gr1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19"><text:s/></text:span><text:span text:style-name="T19">return stringstream.str(); <text:s text:c="27"/>// requires CE through references</text:span></text:p>
              </text:list-item>
              <text:list-item>
                <text:p text:style-name="P11"><text:span text:style-name="T19"><text:s/></text:span><text:span text:style-name="T19">return get&lt;int&gt;(variant); <text:s text:c="26"/>// requires CE through references</text:span></text:p>
              </text:list-item>
              <text:list-item>
                <text:p text:style-name="P11"><text:span text:style-name="T19"><text:s/></text:span><text:span text:style-name="T19">return path.string();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5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Not only for function returns</text:span></text:p>
          </draw:text-box>
        </draw:frame>
        <draw:frame draw:style-name="gr20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19"><text:s/></text:span><text:span text:style-name="T19">{ T v; <text:s text:c="2"/>takes_by_copy(v); }</text:span></text:p>
              </text:list-item>
              <text:list-item>
                <text:p text:style-name="P11"><text:span text:style-name="T19"><text:s/></text:span><text:span text:style-name="T19">{ T v; <text:s text:c="2"/>takes_by_reference_and_copies_internally(v); }</text:span></text:p>
              </text:list-item>
              <text:list-item>
                <text:p text:style-name="P11"><text:span text:style-name="T19"><text:s/></text:span><text:span text:style-name="T19">struct B { T a; B(const T&amp; a): a(a) {} }; <text:s text:c="7"/>B b{T{}}; <text:s text:c="11"/>// CWG #1049 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6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All together (</text:span><text:span text:style-name="T20">P0889)</text:span></text:p>
          </draw:text-box>
        </draw:frame>
        <draw:frame draw:style-name="gr21" draw:text-style-name="P12" draw:layer="layout" svg:width="63.502cm" svg:height="27.716cm" svg:x="2.538cm" svg:y="9.583cm">
          <draw:text-box>
            <text:list text:style-name="L2">
              <text:list-header>
                <text:p text:style-name="P11"><text:span text:style-name="T19"><text:s/></text:span><text:span text:style-name="T19">[class.copy.elision]</text:span></text:p>
                <text:p text:style-name="P11"><text:span text:style-name="T19">...</text:span></text:p>
                <text:p text:style-name="P11"><text:span text:style-name="T19">Additionally, copy elision is allowed for any non-volatile object with automatic storage duration and it's non-volatile nested objects if source is not accessed between a copy/move construction of it and its destruction.</text:span></text:p>
              </text:list-header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7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How far we should go?</text:span></text:p>
          </draw:text-box>
        </draw:frame>
        <draw:frame draw:style-name="gr22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Allow to do copy elisions through references?</text:span></text:p>
              </text:list-item>
              <text:list-item>
                <text:p text:style-name="P11"><text:span text:style-name="T7"><text:s/></text:span><text:span text:style-name="T7">Allow to decompose default destructible types and do copy elisions for subobjects? (P0878R0 “V. Proposed wording 1”)</text:span></text:p>
              </text:list-item>
              <text:list-item>
                <text:p text:style-name="P11"><text:span text:style-name="T7"><text:s/></text:span><text:span text:style-name="T7">Allow to decompose and do copy elisions for subobjects? (P0878R0 “V. Proposed wording 2”)</text:span></text:p>
              </text:list-item>
              <text:list-item>
                <text:p text:style-name="P11"><text:span text:style-name="T7"><text:s/></text:span><text:span text:style-name="T7">Allow elisions to work not only for functions' returns?</text:span></text:p>
                <text:p text:style-name="P11"><text:span text:style-name="T7"/></text:p>
              </text:list-item>
              <text:list-item>
                <text:p text:style-name="P11"><text:span text:style-name="T7"><text:s/></text:span><text:span text:style-name="T7">Allow all of the above? (P0889R0 “VI. Proposed wording”)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8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Разделитель" presentation:presentation-page-layout-name="AL2T1">
        <office:forms form:automatic-focus="false" form:apply-design-mode="false"/>
        <draw:frame draw:name="Shape 268" presentation:style-name="pr3" draw:text-style-name="P7" draw:layer="layout" svg:width="50.788cm" svg:height="16.942cm" svg:x="8.455cm" svg:y="11.278cm" presentation:class="title" presentation:user-transformed="true">
          <draw:text-box>
            <text:p text:style-name="P6"><text:span text:style-name="T5">FAQ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Разделитель" presentation:presentation-page-layout-name="AL2T1">
        <office:forms form:automatic-focus="false" form:apply-design-mode="false"/>
        <draw:frame draw:name="Shape 268" presentation:style-name="pr3" draw:text-style-name="P7" draw:layer="layout" svg:width="50.788cm" svg:height="16.942cm" svg:x="8.455cm" svg:y="11.278cm" presentation:class="title" presentation:user-transformed="true">
          <draw:text-box>
            <text:p text:style-name="P6"><text:span text:style-name="T5">[*] Does it break user code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[*] Does it break user code?</text:span></text:p>
          </draw:text-box>
        </draw:frame>
        <draw:frame draw:style-name="gr23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Yes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1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[*] Does it break user code?</text:span></text:p>
          </draw:text-box>
        </draw:frame>
        <draw:frame draw:style-name="gr24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Yes, I'm 100% sure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2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[*] Does it break user code?</text:span></text:p>
          </draw:text-box>
        </draw:frame>
        <draw:frame draw:style-name="gr2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Yes, I'm 100% sure</text:span></text:p>
              </text:list-item>
              <text:list-item>
                <text:p text:style-name="P11"><text:span text:style-name="T7"><text:s/></text:span><text:span text:style-name="T7">Good news: it breaks only </text:span><text:span text:style-name="T21">unportable</text:span><text:span text:style-name="T7"> cod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Code where generally-accepted constraint for a copy constructor is not satisfied: "After the definition T u = v;, u is equal to v"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3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Why the code is unportable?</text:span></text:p>
          </draw:text-box>
        </draw:frame>
        <draw:frame draw:style-name="gr26" draw:text-style-name="P12" draw:layer="layout" svg:width="63.502cm" svg:height="29.098cm" svg:x="2.538cm" svg:y="8.583cm">
          <draw:text-box>
            <text:list text:style-name="L2">
              <text:list-item>
                <text:p text:style-name="P11"><text:span text:style-name="T7"><text:s/></text:span><text:span text:style-name="T7">Language and Library heavily rely on “</text:span><text:span text:style-name="T21">After the definition T u = v;, u is equal to v</text:span><text:span text:style-name="T7">”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Ranges TS force that requirement</text:span></text:p>
                              </text:list-item>
                              <text:list-item>
                                <text:p text:style-name="P11"><text:span text:style-name="T7"><text:s/></text:span><text:span text:style-name="T7">Library implicitly requires objects after copy/assignment/move to be equal in [container.requirements.general]</text:span></text:p>
                              </text:list-item>
                              <text:list-item>
                                <text:p text:style-name="P11"><text:span text:style-name="T7"><text:s/></text:span><text:span text:style-name="T7">Algorithms do not work well if that constraint is not satisfied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1"><text:span text:style-name="T7"><text:s/></text:span><text:span text:style-name="T7">Complexities are described as "At most [...] swaps" or "Approximately [...] swaps"</text:span></text:p>
                                              </text:list-item>
                                              <text:list-item>
                                                <text:p text:style-name="P11"><text:span text:style-name="T7"><text:s/></text:span><text:span text:style-name="T7">Algorithms sometimes do not specify the order of copying/swapping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1"><text:span text:style-name="T7"><text:s/></text:span><text:span text:style-name="T7">[class.copy.elision] implicitly relies on that constraint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1"><text:span text:style-name="T7"><text:s/></text:span><text:span text:style-name="T7">[class.copy.elision] is not mandatory!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1"><text:span text:style-name="T7"><text:s/></text:span><text:span text:style-name="T7">Guaranteed copy elision implicitly relied on that constra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4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Why the code is unportable?</text:span></text:p>
          </draw:text-box>
        </draw:frame>
        <draw:frame draw:style-name="gr2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C++ Language and Library heavily rely on “After the definition T u = v;, u is equal to v”</text:span></text:p>
                <text:p text:style-name="P11"><text:span text:style-name="T7"/></text:p>
                <text:p text:style-name="P11"><text:span text:style-name="T7"/></text:p>
              </text:list-item>
              <text:list-item>
                <text:p text:style-name="P11"><text:span text:style-name="T7"><text:s/></text:span><text:span text:style-name="T7">WG21 has been relying on that constraint for a long time and classes that violate that constraint are already unportable across platforms/Standard versions.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5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Разделитель" presentation:presentation-page-layout-name="AL2T1">
        <office:forms form:automatic-focus="false" form:apply-design-mode="false"/>
        <draw:frame draw:name="Shape 268" presentation:style-name="pr3" draw:text-style-name="P7" draw:layer="layout" svg:width="50.788cm" svg:height="16.942cm" svg:x="8.455cm" svg:y="11.278cm" presentation:class="title" presentation:user-transformed="true">
          <draw:text-box>
            <text:p text:style-name="P6"><text:span text:style-name="T5">Is it important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36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Are those problems important for users?</text:span></text:p>
          </draw:text-box>
        </draw:frame>
        <draw:frame draw:style-name="gr2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Runtime performance</text:span></text:p>
              </text:list-item>
              <text:list-item>
                <text:p text:style-name="P11"><text:span text:style-name="T7"><text:s/></text:span><text:span text:style-name="T7">Binary sizes</text:span></text:p>
              </text:list-item>
              <text:list-item>
                <text:p text:style-name="P11"><text:span text:style-name="T7"><text:s/></text:span><text:span text:style-name="T7">Compile times</text:span></text:p>
              </text:list-item>
              <text:list-item>
                <text:p text:style-name="P11"><text:span text:style-name="T7"><text:s/></text:span><text:span text:style-name="T7">Language usage simplicity and teach-ability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7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9"><text:span text:style-name="T6">Those problems are important for users!</text:span></text:p>
          </draw:text-box>
        </draw:frame>
        <draw:frame draw:style-name="gr2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Runtime performance</text:span></text:p>
              </text:list-item>
              <text:list-item>
                <text:p text:style-name="P11"><text:span text:style-name="T7"><text:s/></text:span><text:span text:style-name="T7">Binary sizes</text:span></text:p>
              </text:list-item>
              <text:list-item>
                <text:p text:style-name="P11"><text:span text:style-name="T7"><text:s/></text:span><text:span text:style-name="T7">Compile times</text:span></text:p>
              </text:list-item>
              <text:list-item>
                <text:p text:style-name="P11"><text:span text:style-name="T7"><text:s/></text:span><text:span text:style-name="T7">Language usage simplicity and teach-abilit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Here are only some EWG papers from 2018 mailings that are related to those problem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"><text:span text:style-name="T7"><text:s/></text:span><text:span text:style-name="T7">[[move_relocates]], [[likely]], trivial virtual destructors, zero-overhead exceptions, [[no_unique_address]], Modules, down with typename …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There's even more papers for LEWG that try to improve some of those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8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Разделитель" presentation:presentation-page-layout-name="AL2T1">
        <office:forms form:automatic-focus="false" form:apply-design-mode="false"/>
        <draw:frame draw:name="Shape 268" presentation:style-name="pr3" draw:text-style-name="P7" draw:layer="layout" svg:width="50.788cm" svg:height="16.942cm" svg:x="8.455cm" svg:y="11.278cm" presentation:class="title" presentation:user-transformed="true">
          <draw:text-box>
            <text:p text:style-name="P6"><text:span text:style-name="T5">Is it possible to implement right now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39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5" draw:text-style-name="P10" draw:layer="layout" svg:width="62.039cm" svg:height="4.228cm" svg:x="2.844cm" svg:y="2.13cm" presentation:class="title" presentation:user-transformed="true">
          <draw:text-box>
            <text:p text:style-name="P6"><text:span text:style-name="T5">Is it possible to implement right now?</text:span></text:p>
          </draw:text-box>
        </draw:frame>
        <draw:frame draw:style-name="gr30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Yes, but it would be hard.</text:span></text:p>
                <text:p text:style-name="P11"><text:span text:style-name="T7"/></text:p>
              </text:list-item>
              <text:list-item>
                <text:p text:style-name="P11"><text:span text:style-name="T7"><text:s/></text:span><text:span text:style-name="T7">Anyway, this proposal does not require any of the optimizations from examples. The proposal simply attempts to relax copy elision rules to allow those optimizations someday.</text:span></text:p>
              </text:list-item>
            </text:list>
          </draw:text-box>
        </draw:frame>
        <draw:frame draw:style-name="gr5" draw:text-style-name="P13" draw:layer="layout" svg:width="6.483cm" svg:height="1.28cm" svg:x="62.145cm" svg:y="36.872cm">
          <draw:text-box>
            <text:p><text:span text:style-name="T9"><text:page-number>&lt;number&gt;</text:page-number></text:span><text:span text:style-name="T9"> / 50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0" presentation:class="page"/>
          <draw:frame presentation:style-name="pr6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8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1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frame draw:name="Shape 77" presentation:style-name="Mpr22" draw:text-style-name="MP18" draw:layer="backgroundobjects" svg:width="62.067cm" svg:height="4.238cm" svg:x="2.83cm" svg:y="2.825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78" presentation:style-name="Mpr23" draw:text-style-name="MP8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4"><text:span text:style-name="MT11">Уровень текста 2</text:span></text:p>
                                          <text:list>
                                            <text:list-item>
                                              <text:p text:style-name="MP14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19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0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1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office:forms form:automatic-focus="false" form:apply-design-mode="false"/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1" draw:layer="backgroundobjects" svg:width="50.788cm" svg:height="16.942cm" svg:x="8.455cm" svg:y="11.278cm" presentation:class="title" presentation:user-transformed="true">
        <draw:text-box>
          <text:p text:style-name="MP17"><text:span text:style-name="MT12">Click to edit the title text formatТекст заголовка</text:span></text:p>
        </draw:text-box>
      </draw:frame>
      <draw:frame draw:name="Shape 50" presentation:style-name="Mpr28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681</meta:editing-cycles>
    <meta:creation-date>2014-09-09T08:22:07</meta:creation-date>
    <dc:date>2018-05-31T13:50:28.772268653</dc:date>
    <meta:editing-duration>P2DT10H21M16S</meta:editing-duration>
    <meta:generator>LibreOffice/4.2.8.2$Linux_X86_64 LibreOffice_project/420m0$Build-2</meta:generator>
    <meta:document-statistic meta:object-count="2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